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INEDO ALEGRIA GILMA YRASEM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ILMA YRASEMA PINEDO ALEGRI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NORIEGA VALERA HECT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2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39425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1:32:4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